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1" style:family="table-row">
      <style:table-row-properties style:min-row-height="0.80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none" fo:border-top="0.05pt solid #000000" fo:border-bottom="0.05pt solid #000000"/>
    </style:style>
    <style:style style:name="Table2.E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none" fo:border-top="none" fo:border-bottom="0.05pt solid #000000"/>
    </style:style>
    <style:style style:name="Table2.E2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E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Table3.E2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D2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579d1c" draw:opacity="100%"/>
      <style:paragraph-properties fo:margin-left="0.611in" fo:margin-right="0in" fo:line-height="200%" fo:text-indent="-0.3055in" style:auto-text-indent="false" fo:background-color="#579d1c"/>
      <style:text-properties officeooo:paragraph-rsid="00181ce4"/>
    </style:style>
    <style:style style:name="P2" style:family="paragraph" style:parent-style-name="Standard">
      <loext:graphic-properties draw:fill="solid" draw:fill-color="#ff420e" draw:opacity="100%"/>
      <style:paragraph-properties fo:margin-left="0.611in" fo:margin-right="0in" fo:line-height="200%" fo:text-indent="-0.3055in" style:auto-text-indent="false" fo:background-color="#ff420e"/>
      <style:text-properties officeooo:paragraph-rsid="00181ce4"/>
    </style:style>
    <style:style style:name="P3" style:family="paragraph" style:parent-style-name="Standard">
      <loext:graphic-properties draw:fill="solid" draw:fill-color="#fff200" draw:opacity="100%"/>
      <style:paragraph-properties fo:margin-left="0.611in" fo:margin-right="0in" fo:line-height="200%" fo:text-indent="-0.3055in" style:auto-text-indent="false" fo:background-color="#fff200"/>
      <style:text-properties officeooo:paragraph-rsid="00181ce4"/>
    </style:style>
    <style:style style:name="P4" style:family="paragraph" style:parent-style-name="Standard">
      <loext:graphic-properties draw:fill="solid" draw:fill-color="#83caff" draw:opacity="100%"/>
      <style:paragraph-properties fo:margin-left="0.611in" fo:margin-right="0in" fo:line-height="200%" fo:text-indent="-0.3055in" style:auto-text-indent="false" fo:background-color="#83caff"/>
      <style:text-properties officeooo:paragraph-rsid="00181ce4"/>
    </style:style>
    <style:style style:name="P5" style:family="paragraph" style:parent-style-name="Standard">
      <style:paragraph-properties fo:margin-left="0.611in" fo:margin-right="0in" fo:line-height="100%" fo:text-indent="-0.3055in" style:auto-text-indent="false"/>
      <style:text-properties officeooo:paragraph-rsid="00181ce4"/>
    </style:style>
    <style:style style:name="P6" style:family="paragraph" style:parent-style-name="Standard">
      <style:paragraph-properties fo:margin-left="0.611in" fo:margin-right="0in" fo:line-height="100%" fo:text-indent="-0.3055in" style:auto-text-indent="false"/>
      <style:text-properties fo:font-size="10pt" officeooo:paragraph-rsid="00181ce4" style:font-size-asian="10pt" style:font-size-complex="10pt"/>
    </style:style>
    <style:style style:name="P7" style:family="paragraph" style:parent-style-name="Standard">
      <style:paragraph-properties fo:margin-left="0.611in" fo:margin-right="0in" fo:line-height="200%" fo:text-indent="-0.3055in" style:auto-text-indent="false"/>
      <style:text-properties officeooo:rsid="00181ce4" officeooo:paragraph-rsid="00181ce4"/>
    </style:style>
    <style:style style:name="P8" style:family="paragraph" style:parent-style-name="Standard">
      <style:paragraph-properties fo:margin-left="0.611in" fo:margin-right="0in" fo:line-height="200%" fo:text-indent="-0.3055in" style:auto-text-indent="false"/>
      <style:text-properties style:font-name="Times New Roman" officeooo:paragraph-rsid="00181ce4" style:font-name-asian="Times New Roman1" style:font-name-complex="Times New Roman1"/>
    </style:style>
    <style:style style:name="P9" style:family="paragraph" style:parent-style-name="Standard">
      <style:paragraph-properties fo:margin-left="0.611in" fo:margin-right="0in" fo:line-height="200%" fo:text-indent="-0.3055in" style:auto-text-indent="false"/>
      <style:text-properties officeooo:rsid="0027981a" officeooo:paragraph-rsid="0027981a"/>
    </style:style>
    <style:style style:name="P10" style:family="paragraph" style:parent-style-name="Standard">
      <style:paragraph-properties fo:margin-left="0.611in" fo:margin-right="0in" fo:line-height="200%" fo:text-indent="-0.3055in" style:auto-text-indent="false"/>
      <style:text-properties officeooo:rsid="0028089c" officeooo:paragraph-rsid="0028089c"/>
    </style:style>
    <style:style style:name="P11" style:family="paragraph" style:parent-style-name="Text_20_body">
      <style:text-properties officeooo:rsid="001eb38f"/>
    </style:style>
    <style:style style:name="P12" style:family="paragraph" style:parent-style-name="Text_20_body">
      <style:text-properties officeooo:rsid="001eb38f" officeooo:paragraph-rsid="001eb38f"/>
    </style:style>
    <style:style style:name="P13" style:family="paragraph" style:parent-style-name="Text_20_body">
      <style:text-properties officeooo:rsid="001f1b82" officeooo:paragraph-rsid="001f1b82"/>
    </style:style>
    <style:style style:name="P14" style:family="paragraph" style:parent-style-name="Text_20_body">
      <style:text-properties officeooo:rsid="0020837a" officeooo:paragraph-rsid="0020837a"/>
    </style:style>
    <style:style style:name="P15" style:family="paragraph" style:parent-style-name="Text_20_body">
      <loext:graphic-properties draw:fill="solid" draw:fill-color="#579d1c" draw:opacity="100%"/>
      <style:paragraph-properties fo:background-color="#579d1c"/>
      <style:text-properties officeooo:rsid="0020837a" officeooo:paragraph-rsid="0020837a"/>
    </style:style>
    <style:style style:name="P16" style:family="paragraph" style:parent-style-name="Text_20_body">
      <loext:graphic-properties draw:fill="solid" draw:fill-color="#ffd320" draw:opacity="100%"/>
      <style:paragraph-properties fo:background-color="#ffd320"/>
      <style:text-properties officeooo:rsid="0020837a" officeooo:paragraph-rsid="0020837a"/>
    </style:style>
    <style:style style:name="P17" style:family="paragraph" style:parent-style-name="Text_20_body">
      <loext:graphic-properties draw:fill="solid" draw:fill-color="#ff420e" draw:opacity="100%"/>
      <style:paragraph-properties fo:background-color="#ff420e"/>
      <style:text-properties officeooo:rsid="0020837a" officeooo:paragraph-rsid="0020837a"/>
    </style:style>
    <style:style style:name="P18" style:family="paragraph" style:parent-style-name="Text_20_body">
      <loext:graphic-properties draw:fill="solid" draw:fill-color="#c5000b" draw:opacity="100%"/>
      <style:paragraph-properties fo:background-color="#c5000b"/>
      <style:text-properties officeooo:rsid="0020837a" officeooo:paragraph-rsid="0020837a"/>
    </style:style>
    <style:style style:name="P19" style:family="paragraph" style:parent-style-name="Text_20_body">
      <loext:graphic-properties draw:fill="solid" draw:fill-color="#83caff" draw:opacity="100%"/>
      <style:paragraph-properties fo:background-color="#83caff"/>
      <style:text-properties officeooo:rsid="0020837a" officeooo:paragraph-rsid="0020837a"/>
    </style:style>
    <style:style style:name="P20" style:family="paragraph" style:parent-style-name="Text_20_body">
      <style:text-properties officeooo:rsid="0027e611" officeooo:paragraph-rsid="0027e611"/>
    </style:style>
    <style:style style:name="P21" style:family="paragraph" style:parent-style-name="Standard">
      <style:paragraph-properties fo:margin-left="0.611in" fo:margin-right="0in" fo:line-height="100%" fo:text-indent="-0.3055in" style:auto-text-indent="false"/>
      <style:text-properties style:font-name="Times New Roman" fo:font-size="10pt" officeooo:paragraph-rsid="00181ce4" style:font-name-asian="Times New Roman1" style:font-size-asian="10pt" style:font-name-complex="Times New Roman1" style:font-size-complex="10pt"/>
    </style:style>
    <style:style style:name="P22" style:family="paragraph" style:parent-style-name="Standard">
      <style:paragraph-properties fo:margin-left="0.611in" fo:margin-right="0in" fo:line-height="200%" fo:text-indent="-0.3055in" style:auto-text-indent="false"/>
      <style:text-properties officeooo:rsid="002cbede" officeooo:paragraph-rsid="002cbede"/>
    </style:style>
    <style:style style:name="P23" style:family="paragraph" style:parent-style-name="Standard">
      <loext:graphic-properties draw:fill="solid" draw:fill-color="#ff420e" draw:opacity="100%"/>
      <style:paragraph-properties fo:margin-left="0.611in" fo:margin-right="0in" fo:line-height="200%" fo:text-indent="-0.3055in" style:auto-text-indent="false" fo:background-color="#ff420e"/>
      <style:text-properties officeooo:paragraph-rsid="00181ce4"/>
    </style:style>
    <style:style style:name="P24" style:family="paragraph" style:parent-style-name="Standard">
      <loext:graphic-properties draw:fill="solid" draw:fill-color="#fff200" draw:opacity="100%"/>
      <style:paragraph-properties fo:margin-left="0.611in" fo:margin-right="0in" fo:line-height="200%" fo:text-indent="-0.3055in" style:auto-text-indent="false" fo:background-color="#fff200"/>
      <style:text-properties officeooo:paragraph-rsid="00181ce4"/>
    </style:style>
    <style:style style:name="P25" style:family="paragraph" style:parent-style-name="Standard">
      <loext:graphic-properties draw:fill="solid" draw:fill-color="#c5000b" draw:opacity="100%"/>
      <style:paragraph-properties fo:margin-left="0.611in" fo:margin-right="0in" fo:line-height="200%" fo:text-indent="-0.3055in" style:auto-text-indent="false" fo:background-color="#c5000b"/>
      <style:text-properties officeooo:paragraph-rsid="00181ce4"/>
    </style:style>
    <style:style style:name="P26" style:family="paragraph" style:parent-style-name="Standard">
      <loext:graphic-properties draw:fill="solid" draw:fill-color="#83caff" draw:opacity="100%"/>
      <style:paragraph-properties fo:margin-left="0.611in" fo:margin-right="0in" fo:line-height="200%" fo:text-indent="-0.3055in" style:auto-text-indent="false" fo:background-color="#83caff"/>
      <style:text-properties officeooo:paragraph-rsid="00181ce4"/>
    </style:style>
    <style:style style:name="P27" style:family="paragraph" style:parent-style-name="Standard">
      <loext:graphic-properties draw:fill="solid" draw:fill-color="#ffd320" draw:opacity="100%"/>
      <style:paragraph-properties fo:margin-left="0.611in" fo:margin-right="0in" fo:line-height="200%" fo:text-indent="-0.3055in" style:auto-text-indent="false" fo:background-color="#ffd320"/>
      <style:text-properties officeooo:paragraph-rsid="00181ce4"/>
    </style:style>
    <style:style style:name="P28" style:family="paragraph" style:parent-style-name="Standard">
      <style:paragraph-properties fo:margin-left="0.611in" fo:margin-right="0in" fo:line-height="200%" fo:text-indent="-0.3055in" style:auto-text-indent="false"/>
      <style:text-properties officeooo:rsid="002cff98" officeooo:paragraph-rsid="002cff98"/>
    </style:style>
    <style:style style:name="P29" style:family="paragraph" style:parent-style-name="Standard">
      <style:paragraph-properties fo:margin-left="0.611in" fo:margin-right="0in" fo:line-height="200%" fo:text-indent="-0.3055in" style:auto-text-indent="false"/>
      <style:text-properties officeooo:rsid="002dd841" officeooo:paragraph-rsid="002dd841"/>
    </style:style>
    <style:style style:name="P30" style:family="paragraph" style:parent-style-name="Standard">
      <style:paragraph-properties fo:margin-left="0.611in" fo:margin-right="0in" fo:line-height="200%" fo:text-indent="-0.3055in" style:auto-text-indent="false"/>
      <style:text-properties officeooo:rsid="002e2eed" officeooo:paragraph-rsid="002e2eed"/>
    </style:style>
    <style:style style:name="P31" style:family="paragraph" style:parent-style-name="Standard">
      <style:paragraph-properties fo:margin-left="0.611in" fo:margin-right="0in" fo:line-height="200%" fo:text-indent="-0.3055in" style:auto-text-indent="false"/>
      <style:text-properties officeooo:rsid="00302132" officeooo:paragraph-rsid="00302132"/>
    </style:style>
    <style:style style:name="P32" style:family="paragraph" style:parent-style-name="Standard">
      <style:paragraph-properties fo:margin-left="0.611in" fo:margin-right="0in" fo:line-height="200%" fo:text-indent="-0.3055in" style:auto-text-indent="false"/>
      <style:text-properties officeooo:rsid="00310eca" officeooo:paragraph-rsid="00310eca"/>
    </style:style>
    <style:style style:name="P33" style:family="paragraph" style:parent-style-name="Standard">
      <style:paragraph-properties fo:margin-left="0.611in" fo:margin-right="0in" fo:line-height="200%" fo:text-indent="-0.3055in" style:auto-text-indent="false"/>
      <style:text-properties officeooo:rsid="0032c126" officeooo:paragraph-rsid="0032c126"/>
    </style:style>
    <style:style style:name="P34" style:family="paragraph" style:parent-style-name="Standard">
      <style:paragraph-properties fo:margin-left="0.611in" fo:margin-right="0in" fo:line-height="200%" fo:text-indent="-0.3055in" style:auto-text-indent="false"/>
      <style:text-properties officeooo:rsid="0032fbb5" officeooo:paragraph-rsid="0032fbb5"/>
    </style:style>
    <style:style style:name="P35" style:family="paragraph" style:parent-style-name="Standard">
      <style:paragraph-properties fo:margin-left="0.611in" fo:margin-right="0in" fo:line-height="200%" fo:text-indent="-0.3055in" style:auto-text-indent="false"/>
      <style:text-properties officeooo:rsid="00330147" officeooo:paragraph-rsid="00330147"/>
    </style:style>
    <style:style style:name="P36" style:family="paragraph" style:parent-style-name="Standard">
      <style:paragraph-properties fo:margin-left="0.611in" fo:margin-right="0in" fo:line-height="100%" fo:text-indent="-0.3055in" style:auto-text-indent="false"/>
      <style:text-properties fo:font-size="10pt" officeooo:paragraph-rsid="00181ce4" style:font-size-asian="10pt" style:font-size-complex="10pt"/>
    </style:style>
    <style:style style:name="P37" style:family="paragraph" style:parent-style-name="Standard">
      <style:paragraph-properties fo:margin-left="0.611in" fo:margin-right="0in" fo:line-height="200%" fo:text-indent="-0.3055in" style:auto-text-indent="false"/>
      <style:text-properties officeooo:rsid="0034291e" officeooo:paragraph-rsid="0034291e"/>
    </style:style>
    <style:style style:name="P38" style:family="paragraph" style:parent-style-name="Standard">
      <style:paragraph-properties fo:margin-left="0.611in" fo:margin-right="0in" fo:line-height="200%" fo:text-indent="-0.3055in" style:auto-text-indent="false"/>
      <style:text-properties officeooo:rsid="00181ce4" officeooo:paragraph-rsid="00181ce4"/>
    </style:style>
    <style:style style:name="P39" style:family="paragraph" style:parent-style-name="Standard">
      <style:paragraph-properties fo:margin-left="0.611in" fo:margin-right="0in" fo:line-height="200%" fo:text-indent="-0.3055in" style:auto-text-indent="false"/>
      <style:text-properties officeooo:rsid="0027981a" officeooo:paragraph-rsid="0027981a"/>
    </style:style>
    <style:style style:name="P40" style:family="paragraph" style:parent-style-name="Standard">
      <style:paragraph-properties fo:margin-left="0.611in" fo:margin-right="0in" fo:line-height="200%" fo:text-indent="-0.3055in" style:auto-text-indent="false"/>
      <style:text-properties officeooo:rsid="0025c4b3" officeooo:paragraph-rsid="00181ce4"/>
    </style:style>
    <style:style style:name="P41" style:family="paragraph" style:parent-style-name="Standard">
      <style:paragraph-properties fo:margin-left="0.611in" fo:margin-right="0in" fo:line-height="200%" fo:text-indent="-0.3055in" style:auto-text-indent="false"/>
      <style:text-properties officeooo:rsid="0025c4b3" officeooo:paragraph-rsid="0025c4b3"/>
    </style:style>
    <style:style style:name="P42" style:family="paragraph" style:parent-style-name="Standard">
      <style:paragraph-properties fo:margin-left="0.611in" fo:margin-right="0in" fo:line-height="200%" fo:text-indent="-0.3055in" style:auto-text-indent="false"/>
      <style:text-properties officeooo:rsid="002bc148" officeooo:paragraph-rsid="002bc148"/>
    </style:style>
    <style:style style:name="P43" style:family="paragraph" style:parent-style-name="Standard">
      <style:paragraph-properties fo:margin-left="0.611in" fo:margin-right="0in" fo:line-height="200%" fo:text-indent="-0.3055in" style:auto-text-indent="false"/>
      <style:text-properties officeooo:rsid="00229b67" officeooo:paragraph-rsid="00229b67"/>
    </style:style>
    <style:style style:name="P44" style:family="paragraph" style:parent-style-name="Standard">
      <style:paragraph-properties fo:margin-left="0.611in" fo:margin-right="0in" fo:line-height="200%" fo:text-indent="-0.3055in" style:auto-text-indent="false"/>
      <style:text-properties officeooo:rsid="0028089c" officeooo:paragraph-rsid="0028089c"/>
    </style:style>
    <style:style style:name="P45" style:family="paragraph" style:parent-style-name="Standard">
      <style:paragraph-properties fo:margin-left="0.611in" fo:margin-right="0in" fo:line-height="200%" fo:text-indent="-0.3055in" style:auto-text-indent="false"/>
      <style:text-properties officeooo:rsid="002ae267" officeooo:paragraph-rsid="002ae267"/>
    </style:style>
    <style:style style:name="P46" style:family="paragraph" style:parent-style-name="Standard">
      <style:paragraph-properties fo:margin-left="0.611in" fo:margin-right="0in" fo:line-height="200%" fo:text-indent="-0.3055in" style:auto-text-indent="false"/>
      <style:text-properties officeooo:rsid="00227a3e" officeooo:paragraph-rsid="00227a3e"/>
    </style:style>
    <style:style style:name="P47" style:family="paragraph" style:parent-style-name="Standard">
      <style:paragraph-properties fo:margin-left="0.611in" fo:margin-right="0in" fo:line-height="200%" fo:text-indent="-0.3055in" style:auto-text-indent="false"/>
      <style:text-properties officeooo:rsid="001aa40c" officeooo:paragraph-rsid="001aa40c"/>
    </style:style>
    <style:style style:name="P48" style:family="paragraph" style:parent-style-name="Standard">
      <style:paragraph-properties fo:margin-left="0.611in" fo:margin-right="0in" fo:line-height="200%" fo:text-indent="-0.3055in" style:auto-text-indent="false"/>
      <style:text-properties officeooo:rsid="0018ed2c" officeooo:paragraph-rsid="0018ed2c"/>
    </style:style>
    <style:style style:name="P49" style:family="paragraph" style:parent-style-name="Standard">
      <style:paragraph-properties fo:margin-left="0.611in" fo:margin-right="0in" fo:line-height="200%" fo:text-indent="-0.3055in" style:auto-text-indent="false"/>
      <style:text-properties officeooo:rsid="0029b1d2" officeooo:paragraph-rsid="0029b1d2"/>
    </style:style>
    <style:style style:name="P50" style:family="paragraph" style:parent-style-name="Standard">
      <style:paragraph-properties fo:margin-left="0.611in" fo:margin-right="0in" fo:line-height="200%" fo:text-indent="-0.3055in" style:auto-text-indent="false"/>
      <style:text-properties officeooo:rsid="00370ec8" officeooo:paragraph-rsid="00370ec8"/>
    </style:style>
    <style:style style:name="P51" style:family="paragraph" style:parent-style-name="Table_20_Contents">
      <style:text-properties officeooo:rsid="00362538" officeooo:paragraph-rsid="00362538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tyle="italic" style:font-name-asian="Times New Roman1" style:font-style-asian="italic" style:font-name-complex="Times New Roman1"/>
    </style:style>
    <style:style style:name="T3" style:family="text">
      <style:text-properties style:font-name="Times New Roman" fo:font-style="italic" style:font-name-asian="Times New Roman1" style:font-name-complex="Times New Roman1"/>
    </style:style>
    <style:style style:name="T4" style:family="text">
      <style:text-properties style:font-name="Times New Roman" fo:font-style="normal" style:font-name-asian="Times New Roman1" style:font-style-asian="normal" style:font-name-complex="Times New Roman1" style:font-style-complex="normal"/>
    </style:style>
    <style:style style:name="T5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6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7" style:family="text">
      <style:text-properties fo:color="#1155cc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8" style:family="text">
      <style:text-properties fo:font-style="italic"/>
    </style:style>
    <style:style style:name="T9" style:family="text">
      <style:text-properties officeooo:rsid="003625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me distribution</text:h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11">Working days available</text:p>
          </table:table-cell>
          <table:table-cell table:style-name="Table2.B1" office:value-type="string">
            <text:p text:style-name="P12">Days to read and take notes</text:p>
          </table:table-cell>
          <table:table-cell table:style-name="Table2.B1" office:value-type="string">
            <text:p text:style-name="P12">Days to write basic draft</text:p>
          </table:table-cell>
          <table:table-cell table:style-name="Table2.B1" office:value-type="string">
            <text:p text:style-name="P12">Review, complete footnotes</text:p>
          </table:table-cell>
          <table:table-cell table:style-name="Table2.E1" office:value-type="string">
            <text:p text:style-name="P12">Days to check references and prepare cited works page</text:p>
          </table:table-cell>
        </table:table-row>
        <table:table-row table:style-name="Table2.1">
          <table:table-cell table:style-name="Table2.A2" office:value-type="string">
            <text:p text:style-name="P12">53</text:p>
          </table:table-cell>
          <table:table-cell table:style-name="Table2.B2" office:value-type="string">
            <text:p text:style-name="P12">3<text:span text:style-name="T9">4</text:span></text:p>
          </table:table-cell>
          <table:table-cell table:style-name="Table2.B2" office:value-type="string">
            <text:p text:style-name="P13">10</text:p>
          </table:table-cell>
          <table:table-cell table:style-name="Table2.B2" office:value-type="string">
            <text:p text:style-name="P13">5</text:p>
          </table:table-cell>
          <table:table-cell table:style-name="Table2.E2" office:value-type="string">
            <text:p text:style-name="P13">3</text:p>
          </table:table-cell>
        </table:table-row>
      </table:table>
      <text:p text:style-name="Text_20_body"/>
      <text:h text:style-name="Heading_20_1" text:outline-level="1">Color code</text:h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9"/>
          </table:table-cell>
          <table:table-cell table:style-name="Table3.B1" office:value-type="string">
            <text:p text:style-name="P15"/>
          </table:table-cell>
          <table:table-cell table:style-name="Table3.B1" office:value-type="string">
            <text:p text:style-name="P16"/>
          </table:table-cell>
          <table:table-cell table:style-name="Table3.B1" office:value-type="string">
            <text:p text:style-name="P17"/>
          </table:table-cell>
          <table:table-cell table:style-name="Table3.E1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20">Could quote from memory, only needed for reference</text:p>
          </table:table-cell>
          <table:table-cell table:style-name="Table3.B2" office:value-type="string">
            <text:p text:style-name="P14">Fully Read and notes taken</text:p>
          </table:table-cell>
          <table:table-cell table:style-name="Table3.B2" office:value-type="string">
            <text:p text:style-name="P14">Partially read and/or read without taking notes</text:p>
          </table:table-cell>
          <table:table-cell table:style-name="Table3.B2" office:value-type="string">
            <text:p text:style-name="P14">Never read</text:p>
          </table:table-cell>
          <table:table-cell table:style-name="Table3.E2" office:value-type="string">
            <text:p text:style-name="P14">Haven’t found the material yet</text:p>
          </table:table-cell>
        </table:table-row>
      </table:table>
      <text:p text:style-name="Text_20_body"/>
      <text:h text:style-name="Heading_20_1" text:outline-level="1">Progress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51">Total pages</text:p>
          </table:table-cell>
          <table:table-cell table:style-name="Table4.B1" office:value-type="string">
            <text:p text:style-name="P51">Pages/day</text:p>
          </table:table-cell>
        </table:table-row>
        <table:table-row>
          <table:table-cell table:style-name="Table4.A2" office:value-type="string">
            <text:p text:style-name="P51">3891</text:p>
          </table:table-cell>
          <table:table-cell table:style-name="Table4.B2" office:value-type="string">
            <text:p text:style-name="P51">114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6"><text:span text:style-name="T1">Blanco, María del Pilar, y Esther Peeren, editores. </text:span><text:span text:style-name="T2">The Spectralities Reader: Ghosts and Haunting in Contemporary Cultural Theory</text:span><text:span text:style-name="T1">. Bloomsbury Academic, 2013.</text:span></text:p>
          </table:table-cell>
          <table:table-cell table:style-name="Table1.B1" office:value-type="string">
            <text:p text:style-name="P9">549</text:p>
          </table:table-cell>
          <table:table-cell table:style-name="Table1.B1" office:value-type="string">
            <text:p text:style-name="P50">2</text:p>
          </table:table-cell>
          <table:table-cell table:style-name="Table1.D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Sanchez, Rafael. <text:span text:style-name="T8">Dancing Jacobins: A Venezuelan Genealogy of Latin American Populism</text:span>. 2016.</text:p>
            <text:p text:style-name="P6"/>
          </table:table-cell>
          <table:table-cell table:style-name="Table1.B2" office:value-type="string">
            <text:p text:style-name="P37">392</text:p>
          </table:table-cell>
          <table:table-cell table:style-name="Table1.B2" office:value-type="string">
            <text:p text:style-name="P50">3</text:p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6"><text:span text:style-name="T1">Grandin, Greg. </text:span><text:span text:style-name="T2">The End of the Myth : From the Frontier to the Border Wall in the Mind of America</text:span><text:span text:style-name="T1">. Metropolitan Books, 2020. /z-wcorg/.</text:span></text:p>
          </table:table-cell>
          <table:table-cell table:style-name="Table1.B2" office:value-type="string">
            <text:p text:style-name="P28">352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<text:span text:style-name="T1">Bhabha, Homi K. </text:span><text:span text:style-name="T2">Nation and Narration</text:span><text:span text:style-name="T1">. Routledge, 1991. /z-wcorg/.</text:span></text:p>
          </table:table-cell>
          <table:table-cell table:style-name="Table1.B2" office:value-type="string">
            <text:p text:style-name="P40">344</text:p>
          </table:table-cell>
          <table:table-cell table:style-name="Table1.B2" office:value-type="string">
            <text:p text:style-name="P50">3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<text:span text:style-name="T1">Lund, Joshua. </text:span><text:span text:style-name="T2">The Impure Imagination : Toward a Critical Hybridity in Latin American Writing</text:span><text:span text:style-name="T1">. University of Minnesota Press, 2006. /z-wcorg/.</text:span></text:p>
          </table:table-cell>
          <table:table-cell table:style-name="Table1.B2" office:value-type="string">
            <text:p text:style-name="P31">304</text:p>
          </table:table-cell>
          <table:table-cell table:style-name="Table1.B2" office:value-type="string">
            <text:p text:style-name="P50">2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<text:span text:style-name="T1">---. </text:span><text:span text:style-name="T2">Latinoamericanismo a contrapelo : ensayos de Julio Ramos</text:span><text:span text:style-name="T1">. 2015. /z-wcorg/.</text:span></text:p>
          </table:table-cell>
          <table:table-cell table:style-name="Table1.B2" office:value-type="string">
            <text:p text:style-name="P35">290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<text:span text:style-name="T1">Derrida, Jacques., y Peggy. Kamuf. </text:span><text:span text:style-name="T2">Specters of Marx : The State of the Debt, the Work of Mourning, and the New International</text:span><text:span text:style-name="T1">. Routledge, 2011. /z-wcorg/.</text:span></text:p>
          </table:table-cell>
          <table:table-cell table:style-name="Table1.B2" office:value-type="string">
            <text:p text:style-name="P42">276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<text:span text:style-name="T1">Anderson, Benedict R. O’G. </text:span><text:span text:style-name="T2">Imagined Communities : Reflections on the Origin and Spread of Nationalism</text:span><text:span text:style-name="T1">. 2016. /z-wcorg/.</text:span></text:p>
          </table:table-cell>
          <table:table-cell table:style-name="Table1.B2" office:value-type="string">
            <text:p text:style-name="P43">234</text:p>
          </table:table-cell>
          <table:table-cell table:style-name="Table1.B2" office:value-type="string">
            <text:p text:style-name="P50">3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<text:span text:style-name="T1">Briggs, Ronald. </text:span><text:span text:style-name="T2">Tropes of Enlightenment in the Age of Bolivar: Simón Rodríguez and the American Essay at Revolution</text:span><text:span text:style-name="T1">. Vanderbilt </text:span><text:soft-page-break/><text:span text:style-name="T1">University Press, 2010.</text:span></text:p>
          </table:table-cell>
          <table:table-cell table:style-name="Table1.B2" office:value-type="string">
            <text:p text:style-name="P10">228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<text:span text:style-name="T1">Dussel, Enrique D., y Michael D. Barber. </text:span><text:span text:style-name="T2">The Invention of the Americas : Eclipse of “the Other” and the Myth of Modernity</text:span><text:span text:style-name="T1">. Continuum, 1995. /z-wcorg/.</text:span></text:p>
          </table:table-cell>
          <table:table-cell table:style-name="Table1.B2" office:value-type="string">
            <text:p text:style-name="P22">215</text:p>
          </table:table-cell>
          <table:table-cell table:style-name="Table1.B2" office:value-type="string">
            <text:p text:style-name="P50">2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<text:span text:style-name="T1">Simon, Joshua. </text:span><text:span text:style-name="T2">The Ideology of Creole Revolution : Imperialism and Independence in American and Latin American Political Thought</text:span><text:span text:style-name="T1">. Cambridge : Cambridge University Press, 2017.</text:span></text:p>
          </table:table-cell>
          <table:table-cell table:style-name="Table1.B2" office:value-type="string">
            <text:p text:style-name="P37">127</text:p>
          </table:table-cell>
          <table:table-cell table:style-name="Table1.B2" office:value-type="string">
            <text:p text:style-name="P50">3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<text:span text:style-name="T1">Castro-Gómez, Santiago. </text:span><text:span text:style-name="T2">Crítica de la razón latinoamericana</text:span><text:span text:style-name="T1">. Puvill, 1996. /z-wcorg/.</text:span></text:p>
          </table:table-cell>
          <table:table-cell table:style-name="Table1.B2" office:value-type="string">
            <text:p text:style-name="P45">122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<text:span text:style-name="T1">Narvaja de Arnoux, Elvira. </text:span><text:span text:style-name="T2">El discurso latinoamericanista de Hugo Chávez</text:span><text:span text:style-name="T1">. Biblos, 2008. /z-wcorg/.</text:span></text:p>
          </table:table-cell>
          <table:table-cell table:style-name="Table1.B2" office:value-type="string">
            <text:p text:style-name="P33">87</text:p>
          </table:table-cell>
          <table:table-cell table:style-name="Table1.B2" office:value-type="string">
            <text:p text:style-name="P50">2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6"><text:span text:style-name="T2">La República de Las Floridas : Texts and Documents</text:span><text:span text:style-name="T1">. Pan American Institute of Geography and History, 1986.</text:span></text:p>
          </table:table-cell>
          <table:table-cell table:style-name="Table1.B2" office:value-type="string">
            <text:p text:style-name="P29">64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<text:span text:style-name="T1">Jáuregui, Carlos A. </text:span><text:span text:style-name="T2">Espectros y Conjuras : Asedios a La Cuestión Colonial</text:span><text:span text:style-name="T1">. Vervuet, 2019. /z-wcorg/.</text:span></text:p>
          </table:table-cell>
          <table:table-cell table:style-name="Table1.B2" office:value-type="string">
            <text:p text:style-name="P29">50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<text:span text:style-name="T1">Collier, Simon. </text:span><text:soft-page-break/><text:span text:style-name="T1">“Nationality, Nationalism, and Supranationalism in the Writings of Simón Bolívar”. </text:span><text:span text:style-name="T2">The Hispanic American Historical Review</text:span><text:span text:style-name="T1">, vol. 63, núm. 1, febrero de 1983, p. 29.</text:span></text:p>
          </table:table-cell>
          <table:table-cell table:style-name="Table1.B2" office:value-type="string">
            <text:p text:style-name="P45">29</text:p>
          </table:table-cell>
          <table:table-cell table:style-name="Table1.B2" office:value-type="string">
            <text:p text:style-name="P50">2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<text:span text:style-name="T5">Lasso, Marixa. “Race War and Nation in Caribbean Gran Colombia, Cartagena, 1810–1832”. </text:span><text:span text:style-name="T6">The American Historical Review</text:span><text:span text:style-name="T5">, vol. 111, núm. 2, 2006, pp. 336–61. JSTOR, </text:span><text:span text:style-name="T6">JSTOR</text:span><text:span text:style-name="T5">, doi:</text:span><text:a xlink:type="simple" xlink:href="https://doi.org/10.1086/ahr.111.2.336" text:style-name="ListLabel_20_1" text:visited-style-name="ListLabel_20_1"><text:span text:style-name="Enlace_20_de_20_Internet"><text:span text:style-name="T7">10.1086/ahr.111.2.336</text:span></text:span></text:a><text:span text:style-name="T5">.</text:span></text:p>
          </table:table-cell>
          <table:table-cell table:style-name="Table1.B2" office:value-type="string">
            <text:p text:style-name="P30">25</text:p>
          </table:table-cell>
          <table:table-cell table:style-name="Table1.B2" office:value-type="string">
            <text:p text:style-name="P50">3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<text:span text:style-name="T5">Morelli, Federica. “‘Una gran asociación de pueblos’. La rebelión en Guayaquil y su percepción de la Gran Colombia (1827)”. </text:span><text:span text:style-name="T6">Anuario Colombiano de Historia Social y de la Cultura</text:span><text:span text:style-name="T5">, vol. 45, núm. 2, julio de 2018, pp. 149–74. </text:span><text:span text:style-name="T6">DOI.org (Crossref)</text:span><text:span text:style-name="T5">, doi:</text:span><text:a xlink:type="simple" xlink:href="https://doi.org/10.15446/achsc.v45n2.71030" text:style-name="ListLabel_20_1" text:visited-style-name="ListLabel_20_1"><text:span text:style-name="Enlace_20_de_20_Internet"><text:span text:style-name="T7">10.15446/achsc.v45n2.71030</text:span></text:span></text:a><text:span text:style-name="T5">.</text:span></text:p>
          </table:table-cell>
          <table:table-cell table:style-name="Table1.B2" office:value-type="string">
            <text:p text:style-name="P32">25</text:p>
          </table:table-cell>
          <table:table-cell table:style-name="Table1.B2" office:value-type="string">
            <text:p text:style-name="P50">3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<text:span text:style-name="T5">Grandin, G. “Your Americanism and Mine: Americanism and Anti-Americanism in the Americas”. </text:span><text:span text:style-name="T6">The American Historical Review</text:span><text:span text:style-name="T5">, vol. 111, núm. 4, octubre de 2006, pp. 1042–66. </text:span><text:span text:style-name="T6">DOI.org (Crossref)</text:span><text:span text:style-name="T5">, doi:</text:span><text:a xlink:type="simple" xlink:href="https://doi.org/10.1086/ahr.111.4.1042" text:style-name="ListLabel_20_1" text:visited-style-name="ListLabel_20_1"><text:span text:style-name="Enlace_20_de_20_Internet"><text:span text:style-name="T7">10.1086/ahr.11</text:span></text:span></text:a><text:soft-page-break/><text:a xlink:type="simple" xlink:href="https://doi.org/10.1086/ahr.111.4.1042" text:style-name="ListLabel_20_1" text:visited-style-name="ListLabel_20_1"><text:span text:style-name="Enlace_20_de_20_Internet"><text:span text:style-name="T7">1.4.1042</text:span></text:span></text:a><text:span text:style-name="T5">.</text:span></text:p>
          </table:table-cell>
          <table:table-cell table:style-name="Table1.B2" office:value-type="string">
            <text:p text:style-name="P28">24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<text:span text:style-name="T5">Almeida, Joselyn M. “Border Crossing with Rousseau: </text:span><text:span text:style-name="T6">Emile</text:span><text:span text:style-name="T5"> and Francisco de Miranda’s </text:span><text:span text:style-name="T6">Tour of the United States, 1783–1784</text:span><text:span text:style-name="T5">”. </text:span><text:span text:style-name="T6">Atlantic Studies</text:span><text:span text:style-name="T5">, vol. 9, núm. 4, diciembre de 2012, pp. 387–408. </text:span><text:span text:style-name="T6">DOI.org (Crossref)</text:span><text:span text:style-name="T5">, doi:</text:span><text:a xlink:type="simple" xlink:href="https://doi.org/10.1080/14788810.2012.739403" text:style-name="ListLabel_20_1" text:visited-style-name="ListLabel_20_1"><text:span text:style-name="Enlace_20_de_20_Internet"><text:span text:style-name="T7">10.1080/14788810.2012.739403</text:span></text:span></text:a><text:span text:style-name="T5">.</text:span></text:p>
          </table:table-cell>
          <table:table-cell table:style-name="Table1.B2" office:value-type="string">
            <text:p text:style-name="P46">23</text:p>
          </table:table-cell>
          <table:table-cell table:style-name="Table1.B2" office:value-type="string">
            <text:p text:style-name="P50">3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<text:span text:style-name="T5">Ramos, Julio. “Genealogias de la moral latinoamericanista: el cuerpo y la herencia de Flora Tristan”. </text:span><text:span text:style-name="T6">Lucero</text:span><text:span text:style-name="T5">, vol. 11, núm. 1, 2000. </text:span><text:span text:style-name="T6">escholarship.org</text:span><text:span text:style-name="T5">,</text:span><text:a xlink:type="simple" xlink:href="https://escholarship.org/uc/item/93d3v584" text:style-name="ListLabel_20_2" text:visited-style-name="ListLabel_20_2"><text:span text:style-name="Enlace_20_de_20_Internet"><text:span text:style-name="T5"> </text:span></text:span></text:a><text:a xlink:type="simple" xlink:href="https://escholarship.org/uc/item/93d3v584" text:style-name="ListLabel_20_1" text:visited-style-name="ListLabel_20_1"><text:span text:style-name="Enlace_20_de_20_Internet"><text:span text:style-name="T7">https://escholarship.org/uc/item/93d3v584</text:span></text:span></text:a><text:span text:style-name="T5">.</text:span></text:p>
          </table:table-cell>
          <table:table-cell table:style-name="Table1.B2" office:value-type="string">
            <text:p text:style-name="P34">19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<text:span text:style-name="T1">Almarza, Sara. “La frase Nuestra América: historia y significado”. </text:span><text:span text:style-name="T2">Cahiers du monde hispanique et luso-brésilien</text:span><text:span text:style-name="T1">, núm. 43, Presses Universitaires du Midi, 1984, pp. 5–22. JSTOR.</text:span></text:p>
          </table:table-cell>
          <table:table-cell table:style-name="Table1.B2" office:value-type="string">
            <text:p text:style-name="P47">17</text:p>
          </table:table-cell>
          <table:table-cell table:style-name="Table1.B2" office:value-type="string">
            <text:p text:style-name="P50">2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<text:span text:style-name="T5">Castañeda, Quetzil. “Post/Colonial Toponymy: Writing Forward ‘in Reverse’”. </text:span><text:span text:style-name="T6">Journal of Latin American Cultural Studies</text:span><text:span text:style-name="T5">, vol. 11, núm. 2, agosto de 2002, pp. 119–34. </text:span><text:span text:style-name="T6">DOI.org (Crossref)</text:span><text:span text:style-name="T5">, doi:</text:span><text:a xlink:type="simple" xlink:href="https://doi.org/10.1080/1356932022000004166" text:style-name="ListLabel_20_1" text:visited-style-name="ListLabel_20_1"><text:span text:style-name="Enlace_20_de_20_Internet"><text:span text:style-name="T7">10.1080/1356</text:span></text:span></text:a><text:soft-page-break/><text:a xlink:type="simple" xlink:href="https://doi.org/10.1080/1356932022000004166" text:style-name="ListLabel_20_1" text:visited-style-name="ListLabel_20_1"><text:span text:style-name="Enlace_20_de_20_Internet"><text:span text:style-name="T7">932022000004166</text:span></text:span></text:a><text:span text:style-name="T5">.</text:span></text:p>
          </table:table-cell>
          <table:table-cell table:style-name="Table1.B2" office:value-type="string">
            <text:p text:style-name="P10">15</text:p>
          </table:table-cell>
          <table:table-cell table:style-name="Table1.B2" office:value-type="string">
            <text:p text:style-name="P50">2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<text:span text:style-name="T5">McKennan, Theodora L. “Jeremy Bentham and the Colombian Liberators”. </text:span><text:span text:style-name="T6">The Americas</text:span><text:span text:style-name="T5">, vol. 34, núm. 4, Cambridge University Press, abril de 1978, pp. 460–75. </text:span><text:span text:style-name="T6">Cambridge Core</text:span><text:span text:style-name="T5">, doi:</text:span><text:a xlink:type="simple" xlink:href="https://doi.org/10.1017/S000316150004373X" text:style-name="ListLabel_20_1" text:visited-style-name="ListLabel_20_1"><text:span text:style-name="Enlace_20_de_20_Internet"><text:span text:style-name="T7">10.1017/S000316150004373X</text:span></text:span></text:a><text:span text:style-name="T5">.</text:span></text:p>
          </table:table-cell>
          <table:table-cell table:style-name="Table1.B2" office:value-type="string">
            <text:p text:style-name="P32">15</text:p>
          </table:table-cell>
          <table:table-cell table:style-name="Table1.B2" office:value-type="string">
            <text:p text:style-name="P50">3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<text:span text:style-name="T5">Echeverri, Marcela, Francisco A. Ortega, y Tomás Straka. “Editorial. La invención de la república: la Gran Colombia”. </text:span><text:span text:style-name="T6">Anuario Colombiano de Historia Social y de la Cultura</text:span><text:span text:style-name="T5">, vol. 45, núm. 2, julio de 2018, pp. 17–31. </text:span><text:span text:style-name="T6">DOI.org (Crossref)</text:span><text:span text:style-name="T5">, doi:</text:span><text:a xlink:type="simple" xlink:href="https://doi.org/10.15446/achsc.v45n2.71025" text:style-name="ListLabel_20_1" text:visited-style-name="ListLabel_20_1"><text:span text:style-name="Enlace_20_de_20_Internet"><text:span text:style-name="T7">10.15446/achsc.v45n2.71025</text:span></text:span></text:a><text:span text:style-name="T5">.</text:span></text:p>
          </table:table-cell>
          <table:table-cell table:style-name="Table1.B2" office:value-type="string">
            <text:p text:style-name="P28">14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<text:span text:style-name="T5">Acosta, Santiago. “Posthegemonía y postsubalternidad: Desencuentros del latinoamericanismo frente a la ‘marea rosada’”. </text:span><text:span text:style-name="T6">Cuadernos de Literatura</text:span><text:span text:style-name="T5">, vol. 20, núm. 39, diciembre de 2015, p. 28. </text:span><text:span text:style-name="T6">DOI.org (Crossref)</text:span><text:span text:style-name="T5">, doi:</text:span><text:a xlink:type="simple" xlink:href="https://doi.org/10.11144/Javeriana.cl20-39.ppdl" text:style-name="ListLabel_20_1" text:visited-style-name="ListLabel_20_1"><text:span text:style-name="Enlace_20_de_20_Internet"><text:span text:style-name="T7">10.11144/Javeriana.cl20-39.ppdl</text:span></text:span></text:a><text:span text:style-name="T5">.</text:span></text:p>
          </table:table-cell>
          <table:table-cell table:style-name="Table1.B2" office:value-type="string">
            <text:p text:style-name="P48">13</text:p>
          </table:table-cell>
          <table:table-cell table:style-name="Table1.B2" office:value-type="string">
            <text:p text:style-name="P50">3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<text:span text:style-name="T1">Avelar, Idelber. “Toward a Genealogy of Latin Americanism”. </text:span><text:span text:style-name="T2">Dispositio</text:span><text:span text:style-name="T1">, vol. </text:span><text:soft-page-break/><text:span text:style-name="T1">22, núm. 49, Center for Latin American and Caribbean Studies, University of Michigan, Ann Arbor, 1997, pp. 121–33. JSTOR.</text:span></text:p>
          </table:table-cell>
          <table:table-cell table:style-name="Table1.B2" office:value-type="string">
            <text:p text:style-name="P41">12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<text:span text:style-name="T5">Mendieta, Eduardo. “The Emperor’s Map: Latin American Critiques of Globalism”. </text:span><text:span text:style-name="T6">Rethinking globalism</text:span><text:span text:style-name="T5">, Lanham :, c2004.,</text:span><text:a xlink:type="simple" xlink:href="http://hdl.handle.net/2027/mdp.39015058140594" text:style-name="ListLabel_20_2" text:visited-style-name="ListLabel_20_2"><text:span text:style-name="Enlace_20_de_20_Internet"><text:span text:style-name="T5"> </text:span></text:span></text:a><text:a xlink:type="simple" xlink:href="http://hdl.handle.net/2027/mdp.39015058140594" text:style-name="ListLabel_20_1" text:visited-style-name="ListLabel_20_1"><text:span text:style-name="Enlace_20_de_20_Internet"><text:span text:style-name="T7">http://hdl.handle.net/2027/mdp.39015058140594</text:span></text:span></text:a><text:span text:style-name="T5">.</text:span></text:p>
          </table:table-cell>
          <table:table-cell table:style-name="Table1.B2" office:value-type="string">
            <text:p text:style-name="P32">12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<text:span text:style-name="T5">Castillo, Lina del. “La Gran Colombia de la Gran Bretaña: la importancia del lugar en la producción de imágenes nacionales, 1819 - 1830”. </text:span><text:span text:style-name="T6">Araucaria</text:span><text:span text:style-name="T5">, vol. 12, núm. 24, 24, octubre de 2010. </text:span><text:span text:style-name="T6">revistascientificas.us.es</text:span><text:span text:style-name="T5">,</text:span><text:a xlink:type="simple" xlink:href="https://revistascientificas.us.es/index.php/araucaria/article/view/1290" text:style-name="ListLabel_20_2" text:visited-style-name="ListLabel_20_2"><text:span text:style-name="Enlace_20_de_20_Internet"><text:span text:style-name="T5"> </text:span></text:span></text:a><text:a xlink:type="simple" xlink:href="https://revistascientificas.us.es/index.php/araucaria/article/view/1290" text:style-name="ListLabel_20_1" text:visited-style-name="ListLabel_20_1"><text:span text:style-name="Enlace_20_de_20_Internet"><text:span text:style-name="T7">https://revistascientificas.us.es/index.php/araucaria/article/view/1290</text:span></text:span></text:a><text:span text:style-name="T5">.</text:span></text:p>
          </table:table-cell>
          <table:table-cell table:style-name="Table1.B2" office:value-type="string">
            <text:p text:style-name="P49">11</text:p>
          </table:table-cell>
          <table:table-cell table:style-name="Table1.B2" office:value-type="string">
            <text:p text:style-name="P50">3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<text:span text:style-name="T5">Beasley-Murray, Jon. “Introduction: Towards a New Latin Americanism”. </text:span><text:span text:style-name="T6">Journal of Latin American Cultural Studies</text:span><text:span text:style-name="T5">, vol. 11, núm. 3, Routledge, diciembre de 2002, pp. 261–64. </text:span><text:span text:style-name="T6">Taylor and Francis+NEJM</text:span><text:span text:style-name="T5">, doi:</text:span><text:a xlink:type="simple" xlink:href="https://doi.org/10.1080/13569320216346" text:style-name="ListLabel_20_1" text:visited-style-name="ListLabel_20_1"><text:span text:style-name="Enlace_20_de_20_Internet"><text:span text:style-name="T7">10.1080/13569320216346</text:span></text:span></text:a><text:span text:style-name="T5">.</text:span></text:p>
          </table:table-cell>
          <table:table-cell table:style-name="Table1.B2" office:value-type="string">
            <text:p text:style-name="P41">3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7">Pages</text:p>
          </table:table-cell>
          <table:table-cell table:style-name="Table1.B2" office:value-type="string">
            <text:p text:style-name="P50">Relevance to paper</text:p>
          </table:table-cell>
          <table:table-cell table:style-name="Table1.D2" office:value-type="string">
            <text:p text:style-name="P7">Status</text:p>
          </table:table-cell>
        </table:table-row>
        <text:soft-page-break/>
        <table:table-row>
          <table:table-cell table:style-name="Table1.A2" office:value-type="string">
            <text:p text:style-name="P6"><text:span text:style-name="T1">Bohórquez-Morán, Carmen L. </text:span><text:span text:style-name="T2">Francisco de Miranda : precursor de las independencias de América Latina</text:span><text:span text:style-name="T1">. Fondo Cultural del Alba, 2006. /z-wcorg/.</text:span></text:p>
          </table:table-cell>
          <table:table-cell table:style-name="Table1.B2" office:value-type="string">
            <text:p text:style-name="P9">n/a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<text:span text:style-name="T1">Bolívar, Simón, et al. </text:span><text:span text:style-name="T3">Doctrina del libertador</text:span><text:span text:style-name="T1">. Biblioteca Ayacucho, 2010. /z-wcorg/.</text:span></text:p>
            <text:p text:style-name="P21"/>
          </table:table-cell>
          <table:table-cell table:style-name="Table1.B2" office:value-type="string">
            <text:p text:style-name="P10">n/a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<text:span text:style-name="T1">Miranda, Francisco de. </text:span><text:span text:style-name="T2">Diario de viaje</text:span><text:span text:style-name="T1">. Monte Avila, 1992. /z-wcorg/.</text:span></text:p>
          </table:table-cell>
          <table:table-cell table:style-name="Table1.B2" office:value-type="string">
            <text:p text:style-name="P32">n/a</text:p>
          </table:table-cell>
          <table:table-cell table:style-name="Table1.B2" office:value-type="string">
            <text:p text:style-name="P32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<text:span text:style-name="T1">Miranda, Francisco de, y José Luis. Salcedo-Bastardo. </text:span><text:span text:style-name="T2">América espera</text:span><text:span text:style-name="T1">. Biblioteca Ayacucho, 1982. /z-wcorg/.</text:span></text:p>
          </table:table-cell>
          <table:table-cell table:style-name="Table1.B2" office:value-type="string">
            <text:p text:style-name="P32">n/a</text:p>
          </table:table-cell>
          <table:table-cell table:style-name="Table1.B2" office:value-type="string">
            <text:p text:style-name="P32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<text:span text:style-name="T1">Rodríguez, Simón. </text:span><text:span text:style-name="T2">Obras completas</text:span><text:span text:style-name="T1">. Universidad Simón Rodríguez, 1975.</text:span></text:p>
          </table:table-cell>
          <table:table-cell table:style-name="Table1.B2" office:value-type="string">
            <text:p text:style-name="P35">n/a</text:p>
          </table:table-cell>
          <table:table-cell table:style-name="Table1.B2" office:value-type="string">
            <text:p text:style-name="P35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<text:span text:style-name="T1">Rotker, Susana. </text:span><text:span text:style-name="T2">Bravo pueblo : poder, utopía y violencia</text:span><text:span text:style-name="T1">. Fondo Editorial Nave Va, 2005. /z-wcorg/.</text:span></text:p>
          </table:table-cell>
          <table:table-cell table:style-name="Table1.B2" office:value-type="string">
            <text:p text:style-name="P35">n/a</text:p>
          </table:table-cell>
          <table:table-cell table:style-name="Table1.B2" office:value-type="string">
            <text:p text:style-name="P35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<text:span text:style-name="T1">---. “What Was Containment?” </text:span><text:span text:style-name="T2">The Cold War in the Third World</text:span><text:span text:style-name="T4">. Oxford University Press, </text:span><text:span text:style-name="T1">2013. /z-wcorg/.</text:span></text:p>
          </table:table-cell>
          <table:table-cell table:style-name="Table1.B2" office:value-type="string">
            <text:p text:style-name="P29">n/a</text:p>
          </table:table-cell>
          <table:table-cell table:style-name="Table1.B2" office:value-type="string">
            <text:p text:style-name="P50">1</text:p>
          </table:table-cell>
          <table:table-cell table:style-name="Table1.D2" office:value-type="string">
            <text:p text:style-name="P2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nlace_20_de_20_Internet" style:display-name="Enlace de Internet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8:17:57.420620719</meta:creation-date>
    <dc:date>2020-05-26T11:14:33.930117943</dc:date>
    <meta:editing-duration>PT16H14M34S</meta:editing-duration>
    <meta:editing-cycles>21</meta:editing-cycles>
    <meta:generator>LibreOffice/6.0.7.3$Linux_X86_64 LibreOffice_project/00m0$Build-3</meta:generator>
    <meta:document-statistic meta:table-count="4" meta:image-count="0" meta:object-count="0" meta:page-count="8" meta:paragraph-count="130" meta:word-count="938" meta:character-count="6301" meta:non-whitespace-character-count="5507"/>
  </office:meta>
</office:document-meta>
</file>